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75cm" svg:height="5.08cm" svg:x="7.732cm" svg:y="3.6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75cm" svg:height="10.033cm" svg:x="3.032cm" svg:y="1.105cm">
          <text:p/>
          <draw:enhanced-geometry svg:viewBox="0 0 21600 21600" draw:type="rectangle" draw:enhanced-path="M 0 0 L 21600 0 21600 21600 0 21600 0 0 Z N"/>
        </draw:custom-shape>
        <draw:g xml:id="id1" draw:id="id1">
          <draw:g>
            <draw:custom-shape draw:style-name="gr2" draw:text-style-name="P1" draw:layer="layout" svg:width="0.508cm" svg:height="0.508cm" svg:x="3.567cm" svg:y="1.3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508cm" svg:height="0.508cm" svg:x="3.568cm" svg:y="1.9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508cm" svg:height="0.508cm" svg:x="3.568cm" svg:y="2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508cm" svg:height="0.508cm" svg:x="3.569cm" svg:y="3.1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3" draw:id="id3">
          <draw:g>
            <draw:custom-shape draw:style-name="gr2" draw:text-style-name="P1" draw:layer="layout" svg:width="0.508cm" svg:height="0.508cm" svg:x="3.568cm" svg:y="3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508cm" svg:height="0.508cm" svg:x="3.569cm" svg:y="4.3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508cm" svg:height="0.508cm" svg:x="3.569cm" svg:y="4.9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508cm" svg:height="0.508cm" svg:x="3.57cm" svg:y="5.5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4" draw:id="id4">
          <draw:g>
            <draw:custom-shape draw:style-name="gr2" draw:text-style-name="P1" draw:layer="layout" svg:width="0.508cm" svg:height="0.508cm" svg:x="3.568cm" svg:y="6.2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508cm" svg:height="0.508cm" svg:x="3.569cm" svg:y="6.8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508cm" svg:height="0.508cm" svg:x="3.569cm" svg:y="7.4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508cm" svg:height="0.508cm" svg:x="3.57cm" svg:y="8.0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6" draw:id="id6">
          <draw:g>
            <draw:custom-shape draw:style-name="gr2" draw:text-style-name="P1" draw:layer="layout" svg:width="0.508cm" svg:height="0.508cm" svg:x="3.569cm" svg:y="8.6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508cm" svg:height="0.508cm" svg:x="3.57cm" svg:y="9.2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508cm" svg:height="0.508cm" svg:x="3.57cm" svg:y="9.8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508cm" svg:height="0.508cm" svg:x="3.571cm" svg:y="10.4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2" draw:id="id2">
          <draw:custom-shape draw:style-name="gr2" draw:text-style-name="P1" draw:layer="layout" svg:width="0.508cm" svg:height="0.508cm" svg:x="8.268cm" svg:y="3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08cm" svg:height="0.508cm" svg:x="8.269cm" svg:y="4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" draw:id="id5">
          <draw:custom-shape draw:style-name="gr2" draw:text-style-name="P1" draw:layer="layout" svg:width="0.508cm" svg:height="0.508cm" svg:x="8.269cm" svg:y="5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08cm" svg:height="0.508cm" svg:x="8.27cm" svg:y="5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508cm" svg:height="0.508cm" svg:x="8.269cm" svg:y="6.2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08cm" svg:height="0.508cm" svg:x="8.27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custom-shape draw:style-name="gr2" draw:text-style-name="P1" draw:layer="layout" svg:width="0.508cm" svg:height="0.508cm" svg:x="8.27cm" svg:y="7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08cm" svg:height="0.508cm" svg:x="8.271cm" svg:y="8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1" draw:layer="layout" draw:type="line" svg:x1="4.077cm" svg:y1="2.487cm" svg:x2="8.268cm" svg:y2="4.387cm" draw:start-shape="id1" draw:start-glue-point="1" draw:end-shape="id2" draw:end-glue-point="3" svg:d="M4077 2487l4191 1900" svg:viewBox="0 0 4192 1901">
          <text:p/>
        </draw:connector>
        <draw:connector draw:style-name="gr3" draw:text-style-name="P1" draw:layer="layout" draw:type="line" svg:x1="4.078cm" svg:y1="4.888cm" svg:x2="8.268cm" svg:y2="4.387cm" draw:start-shape="id3" draw:start-glue-point="1" draw:end-shape="id2" draw:end-glue-point="3" svg:d="M4078 4888l4190-501" svg:viewBox="0 0 4191 502">
          <text:p/>
        </draw:connector>
        <draw:connector draw:style-name="gr3" draw:text-style-name="P1" draw:layer="layout" draw:type="line" svg:x1="4.078cm" svg:y1="7.388cm" svg:x2="8.269cm" svg:y2="5.588cm" draw:start-shape="id4" draw:start-glue-point="1" draw:end-shape="id5" draw:end-glue-point="3" svg:d="M4078 7388l4191-1800" svg:viewBox="0 0 4192 1801">
          <text:p/>
        </draw:connector>
        <draw:connector draw:style-name="gr3" draw:text-style-name="P1" draw:layer="layout" draw:type="line" svg:x1="4.079cm" svg:y1="9.789cm" svg:x2="8.269cm" svg:y2="5.588cm" draw:start-shape="id6" draw:start-glue-point="1" draw:end-shape="id5" draw:end-glue-point="3" svg:d="M4079 9789l4190-4201" svg:viewBox="0 0 4191 4202">
          <text:p/>
        </draw:connector>
        <draw:connector draw:style-name="gr3" draw:text-style-name="P1" draw:layer="layout" draw:type="line" svg:x1="4.078cm" svg:y1="7.388cm" svg:x2="8.27cm" svg:y2="7.989cm" draw:start-shape="id4" draw:start-glue-point="1" draw:end-shape="id7" draw:end-glue-point="3" svg:d="M4078 7388l4192 601" svg:viewBox="0 0 4193 602">
          <text:p/>
        </draw:connector>
        <draw:connector draw:style-name="gr3" draw:text-style-name="P1" draw:layer="layout" draw:type="line" svg:x1="4.078cm" svg:y1="4.888cm" svg:x2="8.27cm" svg:y2="7.989cm" draw:start-shape="id3" draw:start-glue-point="1" draw:end-shape="id7" draw:end-glue-point="3" svg:d="M4078 4888l4192 3101" svg:viewBox="0 0 4193 3102">
          <text:p/>
        </draw:connector>
        <draw:connector draw:style-name="gr3" draw:text-style-name="P1" draw:layer="layout" draw:type="line" svg:x1="4.077cm" svg:y1="2.487cm" svg:x2="8.269cm" svg:y2="5.588cm" draw:start-shape="id1" draw:start-glue-point="1" draw:end-shape="id5" draw:end-glue-point="3" svg:d="M4077 2487l4192 3101" svg:viewBox="0 0 4193 3102">
          <text:p/>
        </draw:connector>
        <draw:connector draw:style-name="gr3" draw:text-style-name="P1" draw:layer="layout" draw:type="line" svg:x1="4.078cm" svg:y1="7.388cm" svg:x2="8.268cm" svg:y2="4.387cm" draw:start-shape="id4" draw:start-glue-point="1" draw:end-shape="id2" draw:end-glue-point="3" svg:d="M4078 7388l4190-3001" svg:viewBox="0 0 4191 3002">
          <text:p/>
        </draw:connector>
        <draw:connector draw:style-name="gr3" draw:text-style-name="P1" draw:layer="layout" draw:type="line" svg:x1="4.079cm" svg:y1="9.789cm" svg:x2="8.268cm" svg:y2="4.387cm" draw:start-shape="id6" draw:start-glue-point="1" draw:end-shape="id2" draw:end-glue-point="3" svg:d="M4079 9789l4189-5402" svg:viewBox="0 0 4190 5403">
          <text:p/>
        </draw:connector>
        <draw:frame draw:style-name="gr4" draw:layer="layout" svg:width="1.103cm" svg:height="0.962cm" svg:x="5.853cm" svg:y="2.148cm">
          <draw:text-box>
            <text:p>W</text:p>
          </draw:text-box>
        </draw:frame>
        <draw:frame draw:style-name="gr5" draw:layer="layout" svg:width="0.925cm" svg:height="1.089cm" svg:x="3.34cm" svg:y="0.189cm">
          <draw:text-box>
            <text:p>V</text:p>
          </draw:text-box>
        </draw:frame>
        <draw:frame draw:style-name="gr4" draw:layer="layout" svg:width="0.853cm" svg:height="0.962cm" svg:x="8.012cm" svg:y="2.656cm">
          <draw:text-box>
            <text:p>h</text:p>
          </draw:text-box>
        </draw:frame>
        <draw:frame draw:style-name="gr4" draw:layer="layout" svg:width="6.297cm" svg:height="0.962cm" svg:x="0.924cm" svg:y="11.319cm">
          <draw:text-box>
            <text:p>Visible movie ratings</text:p>
          </draw:text-box>
        </draw:frame>
        <draw:frame draw:style-name="gr4" draw:layer="layout" svg:width="5.887cm" svg:height="0.962cm" svg:x="5.723cm" svg:y="9.006cm">
          <draw:text-box>
            <text:p>Binary hidden uni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23:04:39.280766239</meta:creation-date>
    <dc:date>2016-11-07T23:14:04.806353261</dc:date>
    <meta:editing-duration>P0D</meta:editing-duration>
    <meta:editing-cycles>1</meta:editing-cycles>
    <meta:document-statistic meta:object-count="56"/>
    <meta:generator>LibreOffice/4.2.8.2$Linux_X86_64 LibreOffice_project/420m0$Build-2</meta:generator>
  </office:meta>
</office:document-meta>
</file>